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text-properties fo:font-style="normal" style:font-style-asian="normal" style:font-style-complex="normal"/>
    </style:style>
    <style:style style:name="P4" style:family="paragraph" style:parent-style-name="Standard" style:list-style-name="L4"/>
    <style:style style:name="P5" style:family="paragraph" style:parent-style-name="Standard" style:list-style-name="L1">
      <style:text-properties fo:color="#008000" style:font-size-asian="10.5pt"/>
    </style:style>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9289523" text:style-name="L1">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text:s/>B<text:span text:style-name="T1">æ</text:span>rentsen &amp; Trettvik, 2002)</text:p>
                </text:list-item>
                <text:list-item>
                  <text:p text:style-name="P1">Phenomenology (Gay &amp; Hembrooke, 2004)</text:p>
                </text:list-item>
              </text:list>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Historicity</text:p>
                  <text:list>
                    <text:list-item>
                      <text:p text:style-name="P1">Identify past cycles of an activity system (Engeström, 1999)</text:p>
                    </text:list-item>
                    <text:list-item>
                      <text:p text:style-name="P1">Has been recognized as critical but not thoroughly analyzed (Nardi, 2007)</text:p>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item>
                    <text:list-item>
                      <text:p text:style-name="P1">Is not limited to physical, chemical or biological properties—object may be culturally or socially determined (Kaptelinin, Nardi, &amp; Macaulay, 1999)</text:p>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Motive → generates → Activity (Engeström, 1999; Wilson, 2006)</text:p>
                      <text:list>
                        <text:list-item>
                          <text:p text:style-name="P1">Why (Bødker, 1996)</text:p>
                        </text:list-item>
                        <text:list-item>
                          <text:p text:style-name="P1">Socialized (Stetsenko, 2005)</text:p>
                        </text:list-item>
                        <text:list-item>
                          <text:p text:style-name="P1">Determines goals, composed of actions (Wilson, 2006)</text:p>
                        </text:list-item>
                      </text:list>
                    </text:list-item>
                    <text:list-item>
                      <text:p text:style-name="P1"><text:soft-page-break/>Goals → results in → Action (Engeström, 1999; Wilson, 2006)</text:p>
                      <text:list>
                        <text:list-item>
                          <text:p text:style-name="P1">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item>
                          <text:p text:style-name="P1">Affected by conditions, composed of operations (Wilson, 2006)</text:p>
                        </text:list-item>
                      </text:list>
                    </text:list-item>
                    <text:list-item>
                      <text:p text:style-name="P1">Conditions → determine → Operation (Engeström, 1999; Wilson, 2006)</text:p>
                      <text:list>
                        <text:list-item>
                          <text:p text:style-name="P1">How (Bødker, 1996)</text:p>
                        </text:list-item>
                        <text:list-item>
                          <text:p text:style-name="P1">In cognitive science, this is reflective vs. experiential cognition (Norman, 1993)</text:p>
                        </text:list-item>
                      </text:list>
                    </text:list-item>
                    <text:list-item>
                      <text:p text:style-name="P1">Transformations between levels (Engeström, 1999)</text:p>
                    </text:list-item>
                  </text:list>
                </text:list-item>
                <text:list-item>
                  <text:p text:style-name="P1">Development</text:p>
                  <text:list>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item>
                          <text:p text:style-name="P1">Possible to regress—culturally devolved activity, “we did it better before...” (Turner, Turner, &amp; Horton, 1999)</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Connect individual actions to collective activity (Engeström, 1999)</text:p>
                      <text:list>
                        <text:list-item>
                          <text:p text:style-name="P1">Object is shared but not identical; drives and coordinates actions of people in an activity system: “Because an object of activity is complex and contradictory by its very nature, various individual aspirations, desires, and motives are attached <text:soft-page-break/>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
            </text:list-item>
            <text:list-item>
              <text:p text:style-name="P1">Activity theory as part of ongoing effort to embrace context in HC</text:p>
              <text:list>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text:soft-page-break/>Keystroke-Level Model (Card, Moran, &amp; Newell, 1983)</text:p>
                                </text:list-item>
                                <text:list-item>
                                  <text:p text:style-name="P1">ACT* (Newell &amp; Card, 1985)</text:p>
                                </text:list-item>
                                <text:list-item>
                                  <text:p text:style-name="P1">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Agency</text:p>
                      <text:list>
                        <text:list-item>
                          <text:p text:style-name="P1">Machine agency?</text:p>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surprise, diversion, stimulation, evocation, identification)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item>
                  <text:p text:style-name="P1">Human-centered → Activity-centered (Norman, 2005; Norman. 2006)</text:p>
                  <text:list>
                    <text:list-item>
                      <text:p text:style-name="P1">Questions about the scale of “experience” – “it is not clear whether we can 'design' and experience. Can designers exert enough control over all relevant elements in a way that a positive experience becomes certain? Or do we rather 'design for an experience', that is, to take experiential aspects into account while designing, without being able to guarantee a particular experience.” (Hassenzahl &amp; Tractinsky, 2006, p. 95)</text:p>
                      <text:list>
                        <text:list-item>
                          <text:p text:style-name="P5">Activity theory bypasses this by taking activity as the unit of analysis.</text:p>
                        </text:list-item>
                      </text:list>
                    </text:list-item>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
            </text:list-item>
            <text:list-item>
              <text:p text:style-name="P1">Application in interaction design</text:p>
              <text:list>
                <text:list-item>
                  <text:p text:style-name="P1"><text:soft-page-break/>Activity theory supports instrument-level analysis without sacrificing context (Bødker, 1996)</text:p>
                </text:list-item>
                <text:list-item>
                  <text:p text:style-name="P1">Broader picture: how to handle contextuality in work research (Kuutti, 1999)</text:p>
                  <text:list>
                    <text:list-item>
                      <text:p text:style-name="P1">IS is a major force driving changes in work (Kuutti, 1999)</text:p>
                      <text:list>
                        <text:list-item>
                          <text:p text:style-name="P1">“The transforming of work needs new kinds of support and poses new problems. Old conceptual tools are inadequate for solving them, and the IS debate is searching for new frameworks for doing precisely that.” (Kuutti, 1999, 171)</text:p>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Not a predictive theory but a conceptual framework based on a theory of human consciousness (Wilson, 2006)</text:p>
                </text:list-item>
                <text:list-item>
                  <text:p text:style-name="P1">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Provides a deep understanding of information needs and uses when evaluating information system studies and implementations (Wilson, 2006)</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text:soft-page-break/>inconsistencies.” (Gay &amp; Hembrooke, 2004, 28)</text:p>
                    </text:list-item>
                  </text:list>
                </text:list-item>
                <text:list-item>
                  <text:p text:style-name="P1">Descriptive power helps structure ethnographic research results (Halverson, 2002)</text:p>
                  <text:list>
                    <text:list-item>
                      <text:p text:style-name="P1">Analysis of participation on Wikipedia (Bryant, Forte, &amp; Bruckman, 2005)</text:p>
                    </text:list-item>
                    <text:list-item>
                      <text:p text:style-name="P1">Analysis of design of a new medical research device (Miettinen &amp; Hasu, 2002)</text:p>
                    </text:list-item>
                    <text:list-item>
                      <text:p text:style-name="P1">Structure and organize data for requirements definition in a software firm (Turner, 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p text:style-name="Standard"/>
      <text:p text:style-name="Standard">Research project</text:p>
      <text:list xml:id="list369821013" text:style-name="L2">
        <text:list-item>
          <text:p text:style-name="P2">Contextual inquiry (Holtzblatt &amp; Beyer, 2000)</text:p>
          <text:list>
            <text:list-item>
              <text:p text:style-name="P2">Externalize unarticulated knowledge, “hidden work structure” (e. g., operations or objects)</text:p>
            </text:list-item>
            <text:list-item>
              <text:p text:style-name="P2">Principles: refine the basic apprenticeship model for research purposes</text:p>
              <text:list>
                <text:list-item>
                  <text:p text:style-name="P2">Context</text:p>
                  <text:list>
                    <text:list-item>
                      <text:p text:style-name="P2"><text:soft-page-break/>Ongoing experience and concrete data over summary experience and abstract data</text:p>
                    </text:list-item>
                    <text:list-item>
                      <text:p text:style-name="P2">Go to the participant</text:p>
                    </text:list-item>
                    <text:list-item>
                      <text:p text:style-name="P2">“People know how to do many things they can't describe” (Goguen &amp; Linde, 1993, 155)</text:p>
                    </text:list-item>
                  </text:list>
                </text:list-item>
                <text:list-item>
                  <text:p text:style-name="P2">Partnership</text:p>
                  <text:list>
                    <text:list-item>
                      <text:p text:style-name="P2">Get participant and interviewer watching and discussing work practice</text:p>
                    </text:list-item>
                    <text:list-item>
                      <text:p text:style-name="P2">Introduce design ideas immediately</text:p>
                    </text:list-item>
                  </text:list>
                </text:list-item>
                <text:list-item>
                  <text:p text:style-name="P2">Interpretation (with the participant)</text:p>
                  <text:list>
                    <text:list-item>
                      <text:p text:style-name="P2">Facts alone do not allow for design decisions</text:p>
                      <text:list>
                        <text:list-item>
                          <text:p text:style-name="P2">Fact → hypothesis → implication → design idea</text:p>
                        </text:list-item>
                      </text:list>
                    </text:list-item>
                    <text:list-item>
                      <text:p text:style-name="P2">Check interpretations with the participant</text:p>
                    </text:list-item>
                    <text:list-item>
                      <text:p text:style-name="P2">State interpretations instead of asking open-ended questions</text:p>
                    </text:list-item>
                    <text:list-item>
                      <text:p text:style-name="P2">Breakdowns/contradictions</text:p>
                      <text:list>
                        <text:list-item>
                          <text:p text:style-name="P2">Between activity systems (quaternary)</text:p>
                        </text:list-item>
                        <text:list-item>
                          <text:p text:style-name="P2">Between nodes of the activity system (secondary)</text:p>
                        </text:list-item>
                        <text:list-item>
                          <text:p text:style-name="P2">Within nodes of the activity system (primary)</text:p>
                        </text:list-item>
                      </text:list>
                    </text:list-item>
                  </text:list>
                </text:list-item>
                <text:list-item>
                  <text:p text:style-name="P2">Focus</text:p>
                  <text:list>
                    <text:list-item>
                      <text:p text:style-name="P2">Defines the interviewer's point-of-view</text:p>
                    </text:list-item>
                    <text:list-item>
                      <text:p text:style-name="P2">Set deliberately to guide the interview</text:p>
                    </text:list-item>
                    <text:list-item>
                      <text:p text:style-name="P2">Assume every action and operation has a goal</text:p>
                    </text:list-item>
                    <text:list-item>
                      <text:p text:style-name="P2">Assume everything is new to you</text:p>
                    </text:list-item>
                    <text:list-item>
                      <text:p text:style-name="P2">Admit your ignorance</text:p>
                    </text:list-item>
                  </text:list>
                </text:list-item>
              </text:list>
            </text:list-item>
            <text:list-item>
              <text:p text:style-name="P2">Contextual interview</text:p>
              <text:list>
                <text:list-item>
                  <text:p text:style-name="P2">Field interviewing method</text:p>
                </text:list-item>
                <text:list-item>
                  <text:p text:style-name="P2">10-20 individuals with varying roles in depth</text:p>
                  <text:list>
                    <text:list-item>
                      <text:p text:style-name="P2">Convenience sample</text:p>
                    </text:list-item>
                  </text:list>
                </text:list-item>
                <text:list-item>
                  <text:p text:style-name="P2">~1 hour</text:p>
                </text:list-item>
                <text:list-item>
                  <text:p text:style-name="P2">Use artifacts to discuss work over time (retrospective account)</text:p>
                  <text:list>
                    <text:list-item>
                      <text:p text:style-name="P2">Listen for steps that were left out</text:p>
                    </text:list-item>
                  </text:list>
                </text:list-item>
                <text:list-item>
                  <text:p text:style-name="P2">Craftsman/apprentice model: participant does work and talks about it while working</text:p>
                  <text:list>
                    <text:list-item>
                      <text:p text:style-name="P2">Artifacts at hand</text:p>
                      <text:list>
                        <text:list-item>
                          <text:p text:style-name="P2">Trigger conversations about specific past events</text:p>
                          <text:list>
                            <text:list-item>
                              <text:p text:style-name="P2">May ask participant to do it again, when appropriate</text:p>
                            </text:list-item>
                          </text:list>
                        </text:list-item>
                      </text:list>
                    </text:list-item>
                    <text:list-item>
                      <text:p text:style-name="P2">Forces discussion away from generalities</text:p>
                    </text:list-item>
                    <text:list-item>
                      <text:p text:style-name="P2">Externalizes actions, makes operations conscious</text:p>
                    </text:list-item>
                  </text:list>
                </text:list-item>
              </text:list>
            </text:list-item>
          </text:list>
        </text:list-item>
        <text:list-item>
          <text:p text:style-name="P2">Activity Checklist</text:p>
          <text:list>
            <text:list-item>
              <text:p text:style-name="P2">Practical tool for dealing with context: focus on certain dimensions of activity (Kaptelinin, Nardi, &amp; Macaulay, 1999)</text:p>
              <text:list>
                <text:list-item>
                  <text:p text:style-name="P2">Some studies use activity system elements as buckets (Turner, Turner, &amp; Horton, 1999; Quek &amp; Shah, 2004)</text:p>
                </text:list-item>
              </text:list>
            </text:list-item>
            <text:list-item>
              <text:p text:style-name="P2">Evaluation and design versions</text:p>
            </text:list-item>
            <text:list-item>
              <text:p text:style-name="P2">Scan and identify contextual factors that are troublesome or interesting, then explore them more deeply</text:p>
            </text:list-item>
            <text:list-item>
              <text:p text:style-name="P2">Four dimensions</text:p>
              <text:list>
                <text:list-item>
                  <text:p text:style-name="P2">Means/ends: understand actions → goals and then up to activity and down to operations</text:p>
                </text:list-item>
                <text:list-item>
                  <text:p text:style-name="P2"><text:soft-page-break/>Environment: objects of activity in a social and cultural world</text:p>
                </text:list-item>
                <text:list-item>
                  <text:p text:style-name="P2">Learning/cognition: internalization of new ways of acting and externalization of new ways of problem solving</text:p>
                </text:list-item>
                <text:list-item>
                  <text:p text:style-name="P2">Development: development and changes to activity over time</text:p>
                </text:list-item>
              </text:list>
            </text:list-item>
            <text:list-item>
              <text:p text:style-name="P2">Complements other techniques</text:p>
              <text:list>
                <text:list-item>
                  <text:p text:style-name="P2">Contextual inquiry: strong in description of the environment, weaker in learning and development</text:p>
                </text:list-item>
              </text:list>
            </text:list-item>
            <text:list-item>
              <text:p text:style-name="P2">Tools, rules, and division of labor are essential concerns for software engineering (Barthelmess &amp; Anderson, 2000)</text:p>
            </text:list-item>
          </text:list>
        </text:list-item>
        <text:list-item>
          <text:p text:style-name="P2">Analysis of contradictions</text:p>
          <text:list>
            <text:list-item>
              <text:p text:style-name="P2">Complement weakness of contextual inquiry in learning and development</text:p>
            </text:list-item>
            <text:list-item>
              <text:p text:style-name="P2">Communication is a major source of breakdowns in software engineering (Barthelmess &amp; Anderson, 2000)</text:p>
            </text:list-item>
          </text:list>
        </text:list-item>
      </text:list>
      <text:p text:style-name="Standard"/>
      <text:list xml:id="list2086403627" text:continue-numbering="true" text:style-name="L2">
        <text:list-item>
          <text:p text:style-name="P2">Activity system, contradictions/development</text:p>
        </text:list-item>
        <text:list-item>
          <text:p text:style-name="P2">Object is abstract: software is a symbolic representation (Barthelmess &amp; Anderson</text:p>
        </text:list-item>
        <text:list-item>
          <text:p text:style-name="P2">Historicity</text:p>
          <text:list>
            <text:list-item>
              <text:p text:style-name="P2">Programming → software engineering means more complex object; development of new artifacts (languages, methodologies, processes) and new division of labor (Barthelmess &amp; Anderson, 2000)</text:p>
            </text:list-item>
            <text:list-item>
              <text:p text:style-name="P2">ePS emerged from Business Applications and Development</text:p>
            </text:list-item>
          </text:list>
        </text:list-item>
        <text:list-item>
          <text:p text:style-name="P2">Contradictions (Engeström, 1999; Bødker, 1996; Turner, Turner, &amp; Horton, 1999)</text:p>
          <text:list>
            <text:list-item>
              <text:p text:style-name="P2">Development process, build and test</text:p>
              <text:p text:style-name="P2"/>
            </text:list-item>
          </text:list>
        </text:list-item>
        <text:list-item>
          <text:p text:style-name="P2">Communication</text:p>
          <text:list>
            <text:list-item>
              <text:p text:style-name="P2">On open source software projects (Gutwin, Penner, &amp; Schneider, 2004)</text:p>
              <text:list>
                <text:list-item>
                  <text:p text:style-name="P2">Maintain awareness through:</text:p>
                  <text:list>
                    <text:list-item>
                      <text:p text:style-name="P2">explicit communication: email, chat, MUDs, IM, newsgroups</text:p>
                      <text:list>
                        <text:list-item>
                          <text:p text:style-name="P2">important to support formal (mailing list) and informal (chat, IM)</text:p>
                        </text:list-item>
                      </text:list>
                    </text:list-item>
                    <text:list-item>
                      <text:p text:style-name="P2">consequential communication: watching others' explicit communication</text:p>
                      <text:list>
                        <text:list-item>
                          <text:p text:style-name="P2">overhearing is a powerful awareness tool [show activity on other reviews]</text:p>
                        </text:list-item>
                      </text:list>
                    </text:list-item>
                    <text:list-item>
                      <text:p text:style-name="P2">“feedthrough”: observing changes to project artifacts</text:p>
                    </text:list-item>
                  </text:list>
                </text:list-item>
              </text:list>
            </text:list-item>
          </text:list>
        </text:list-item>
      </text:list>
      <text:p text:style-name="Standard"/>
      <text:p text:style-name="Standard">Design patterns in software development tools</text:p>
      <text:list xml:id="list2121740680" text:style-name="L3">
        <text:list-item>
          <text:p text:style-name="P3"><text:s/>Routes and waypoints (Storey, Cheng, Bull, &amp; Rigby, 2006)</text:p>
        </text:list-item>
        <text:list-item>
          <text:p text:style-name="P3">Code display and linking (Bragdon et al., 2010)</text:p>
        </text:list-item>
      </text:list>
      <text:p text:style-name="Standard"/>
      <text:p text:style-name="Standard">Conclusions</text:p>
      <text:list xml:id="list380857559" text:style-name="L4">
        <text:list-item>
          <text:p text:style-name="P4">Bad</text:p>
          <text:list>
            <text:list-item>
              <text:p text:style-name="P4">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1-01T07:03:15</dc:date>
    <dc:creator>Randy Souza</dc:creator>
    <meta:editing-duration>PT114H47M55S</meta:editing-duration>
    <meta:editing-cycles>203</meta:editing-cycles>
    <meta:generator>OpenOffice.org/3.2$Linux OpenOffice.org_project/320m12$Build-9483</meta:generator>
    <meta:document-statistic meta:table-count="0" meta:image-count="0" meta:object-count="0" meta:page-count="8" meta:paragraph-count="249" meta:word-count="3107" meta:character-count="19863"/>
  </office:meta>
</office:document-meta>
</file>